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1.747cm" fo:min-width="3.919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1.794cm" fo:min-width="3.88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177cm" fo:min-width="0.141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1.833cm" fo:min-width="4.65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1.833cm" fo:min-width="4.658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077cm" fo:min-width="3.919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106cm" svg:stroke-color="#202020" draw:stroke-linejoin="miter" svg:stroke-linecap="butt" draw:fill="none" draw:textarea-vertical-align="middle" draw:auto-grow-height="false" draw:fit-to-size="false" style:shrink-to-fit="false" fo:min-height="2.186cm" fo:min-width="3.8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dash" draw:stroke-dash="Dashed_20__28_var_29__20_2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.734cm" fo:min-width="3.01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1.833cm" fo:min-width="4.65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4.934cm" fo:min-width="8.13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dash" draw:stroke-dash="Dashed_20__28_var_29__20_2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.734cm" fo:min-width="3.014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dash" draw:stroke-dash="Dashed_20__28_var_29__20_2" svg:stroke-width="0.106cm" svg:stroke-color="#202020" draw:stroke-linejoin="miter" svg:stroke-linecap="butt" draw:fill="none" draw:textarea-vertical-align="middle" draw:auto-grow-height="false" draw:fit-to-size="false" style:shrink-to-fit="false" fo:min-height="2.747cm" fo:min-width="6.35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989cm" fo:min-width="0.592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2" xml:id="id2" draw:id="id2" draw:layer="layout" svg:width="4.418cm" svg:height="1.996cm" svg:x="4.547cm" svg:y="9.942cm">
          <text:p text:style-name="P1"><text:span text:style-name="T1">Works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xml:id="id4" draw:id="id4" draw:layer="layout" svg:width="4.379cm" svg:height="2.043cm" svg:x="4.566cm" svg:y="7.096cm">
          <text:p text:style-name="P1"><text:span text:style-name="T1">SDR</text:span></text:p>
          <text:p text:style-name="P1"><text:span text:style-name="T1">transmi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line draw:name="Straight Connector 12" draw:style-name="gr3" draw:text-style-name="P3" draw:layer="layout" svg:x1="6.757cm" svg:y1="1.041cm" svg:x2="6.757cm" svg:y2="3.687cm">
            <text:p/>
          </draw:line>
          <draw:custom-shape draw:name="Right Triangle 14" draw:style-name="gr4" draw:text-style-name="P4" draw:layer="layout" svg:width="1.28cm" svg:height="1.28cm" draw:transform="rotate (0.785398163397448) translate (5.852cm 1.042cm)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custom-shape draw:name="Rectangle 5" draw:style-name="gr5" draw:text-style-name="P2" xml:id="id1" draw:id="id1" draw:layer="layout" svg:width="5.157cm" svg:height="2.082cm" svg:x="7.26cm" svg:y="13.703cm">
          <text:p text:style-name="P1"><text:span text:style-name="T1">Input pulsar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2" xml:id="id3" draw:id="id3" draw:layer="layout" svg:width="5.157cm" svg:height="2.082cm" svg:x="1.095cm" svg:y="13.703cm">
          <text:p text:style-name="P1"><text:span text:style-name="T1">Frequency r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" draw:text-style-name="P2" xml:id="id11" draw:id="id11" draw:layer="layout" svg:width="4.418cm" svg:height="2.326cm" svg:x="22.777cm" svg:y="6.847cm">
          <text:p text:style-name="P1"><text:span text:style-name="T1">Pulsar signal de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" xml:id="id10" draw:id="id10" draw:layer="layout" svg:width="4.379cm" svg:height="2.435cm" svg:x="22.796cm" svg:y="3.774cm">
          <text:p text:style-name="P1"><text:span text:style-name="T1">Data acquisition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>
          <draw:line draw:name="Straight Connector 25" draw:style-name="gr3" draw:text-style-name="P3" draw:layer="layout" svg:x1="24.986cm" svg:y1="1.066cm" svg:x2="24.986cm" svg:y2="3.712cm">
            <text:p/>
          </draw:line>
          <draw:custom-shape draw:name="Right Triangle 26" draw:style-name="gr4" draw:text-style-name="P4" draw:layer="layout" svg:width="1.28cm" svg:height="1.28cm" draw:transform="rotate (0.785398163397448) translate (24.081cm 1.067cm)">
            <text:p/>
            <draw:enhanced-geometry draw:mirror-horizontal="false" draw:mirror-vertical="false" draw:text-areas="?f7 ?f0 ?f1 ?f2" svg:viewBox="0 0 0 0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custom-shape draw:name="Flowchart: Decision 33" draw:style-name="gr9" draw:text-style-name="P5" xml:id="id9" draw:id="id9" draw:layer="layout" svg:width="7.026cm" svg:height="1.966cm" svg:x="21.472cm" svg:y="10.502cm">
          <text:p text:style-name="P1"><text:span text:style-name="T1">Detected?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35" draw:style-name="gr10" draw:text-style-name="P2" xml:id="id7" draw:id="id7" draw:layer="layout" svg:width="5.157cm" svg:height="2.082cm" svg:x="22.412cm" svg:y="13.703cm">
          <text:p text:style-name="P1"><text:span text:style-name="T1">Output pulsar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1" draw:text-style-name="P7" draw:layer="layout" svg:width="1.83cm" svg:height="1.013cm" svg:x="25.045cm" svg:y="12.239cm">
          <text:p text:style-name="P6"><text:span text:style-name="T1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2" draw:text-style-name="P7" draw:layer="layout" svg:width="1.83cm" svg:height="1.013cm" svg:x="20.681cm" svg:y="10.517cm">
          <text:p text:style-name="P6"><text:span text:style-name="T1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3" draw:text-style-name="P2" xml:id="id12" draw:id="id12" draw:layer="layout" svg:width="8.635cm" svg:height="5.183cm" svg:x="13.098cm" svg:y="3.353cm">
          <text:p text:style-name="P1"><text:span text:style-name="T1">Increase emission power to inspect sensitivity</text:span></text:p>
          <text:p text:style-name="P1"><text:span text:style-name="T1">or </text:span></text:p>
          <text:p text:style-name="P1"><text:span text:style-name="T1">tune detection method to optimize 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43" draw:style-name="gr14" draw:text-style-name="P5" xml:id="id6" draw:id="id6" draw:layer="layout" svg:width="7.026cm" svg:height="1.966cm" svg:x="13.901cm" svg:y="13.761cm">
          <text:p text:style-name="P1"><text:span text:style-name="T1">Compare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50" draw:style-name="gr15" draw:text-style-name="P2" xml:id="id8" draw:id="id8" draw:layer="layout" svg:width="6.857cm" svg:height="2.996cm" svg:x="13.986cm" svg:y="16.883cm">
          <text:p text:style-name="P1"><text:span text:style-name="T1">Done or decrease emission power to inspect seni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6" draw:text-style-name="P7" draw:layer="layout" svg:width="2.567cm" svg:height="1.013cm" svg:x="17.721cm" svg:y="15.564cm">
          <text:p text:style-name="P6"><text:span text:style-name="T1">Ag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7" draw:text-style-name="P7" draw:layer="layout" svg:width="3.578cm" svg:height="1.013cm" svg:x="17.72cm" svg:y="12.837cm">
          <text:p text:style-name="P6"><text:span text:style-name="T1">Disag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18" draw:text-style-name="P7" draw:layer="layout" svg:width="4.571cm" svg:height="1.775cm" svg:x="6.856cm" svg:y="1.717cm">
          <text:p text:style-name="P6"><text:span text:style-name="T1">Emission anten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9" draw:text-style-name="P7" draw:layer="layout" svg:width="4.571cm" svg:height="1.775cm" svg:x="25.345cm" svg:y="1.56cm">
          <text:p text:style-name="P6"><text:span text:style-name="T1">Radio </text:span></text:p>
          <text:p text:style-name="P6"><text:span text:style-name="T1">telesc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56" draw:style-name="gr20" draw:text-style-name="P4" xml:id="id5" draw:id="id5" draw:layer="layout" svg:width="2.184cm" svg:height="2.477cm" svg:x="5.663cm" svg:y="3.688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 Box 59" draw:style-name="gr21" draw:text-style-name="P7" draw:layer="layout" svg:width="2.895cm" svg:height="1.775cm" svg:x="2.508cm" svg:y="4.418cm">
          <text:p text:style-name="P6"><text:span text:style-name="T1">RF</text:span></text:p>
          <text:p text:style-name="P6"><text:span text:style-name="T1">ampl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2" draw:text-style-name="P8" draw:layer="layout" svg:x1="9.838cm" svg:y1="13.703cm" svg:x2="8.965cm" svg:y2="10.94cm" draw:start-shape="id1" draw:start-glue-point="0" draw:end-shape="id2" draw:end-glue-point="1" svg:d="M9838 13703v-2763h-873" svg:viewBox="0 0 874 2764">
          <text:p/>
        </draw:connector>
        <draw:connector draw:style-name="gr23" draw:text-style-name="P8" draw:layer="layout" svg:x1="3.673cm" svg:y1="13.703cm" svg:x2="4.547cm" svg:y2="10.94cm" draw:start-shape="id3" draw:end-shape="id2" draw:end-glue-point="3" svg:d="M3673 13703v-2763h874" svg:viewBox="0 0 875 2764">
          <text:p/>
        </draw:connector>
        <draw:connector draw:style-name="gr24" draw:text-style-name="P8" draw:layer="layout" svg:x1="6.756cm" svg:y1="9.942cm" svg:x2="6.755cm" svg:y2="9.139cm" draw:start-shape="id2" draw:start-glue-point="0" draw:end-shape="id4" draw:end-glue-point="2" svg:d="M6756 9942v-402h-1v-401" svg:viewBox="0 0 2 804">
          <text:p/>
        </draw:connector>
        <draw:connector draw:style-name="gr22" draw:text-style-name="P8" draw:layer="layout" svg:x1="6.755cm" svg:y1="7.096cm" svg:x2="6.755cm" svg:y2="6.165cm" draw:start-shape="id4" draw:start-glue-point="0" draw:end-shape="id5" draw:end-glue-point="2" svg:d="M6755 7096v-931" svg:viewBox="0 0 1 932">
          <text:p/>
        </draw:connector>
        <draw:connector draw:style-name="gr22" draw:text-style-name="P8" draw:layer="layout" svg:x1="12.417cm" svg:y1="14.744cm" svg:x2="13.901cm" svg:y2="14.744cm" draw:start-shape="id1" draw:start-glue-point="1" draw:end-shape="id6" draw:end-glue-point="3" svg:d="M12417 14744h1484" svg:viewBox="0 0 1485 1">
          <text:p/>
        </draw:connector>
        <draw:connector draw:style-name="gr22" draw:text-style-name="P8" draw:layer="layout" svg:x1="22.412cm" svg:y1="14.744cm" svg:x2="20.927cm" svg:y2="14.744cm" draw:start-shape="id7" draw:end-shape="id6" draw:end-glue-point="1" svg:d="M22412 14744h-1485" svg:viewBox="0 0 1486 1">
          <text:p/>
        </draw:connector>
        <draw:connector draw:style-name="gr22" draw:text-style-name="P8" draw:layer="layout" svg:x1="17.414cm" svg:y1="15.727cm" svg:x2="17.414cm" svg:y2="16.883cm" draw:start-shape="id6" draw:start-glue-point="2" draw:end-shape="id8" draw:end-glue-point="0" svg:d="M17414 15727v1156" svg:viewBox="0 0 1 1157">
          <text:p/>
        </draw:connector>
        <draw:connector draw:style-name="gr22" draw:text-style-name="P8" draw:layer="layout" svg:x1="24.985cm" svg:y1="12.468cm" svg:x2="24.99cm" svg:y2="13.703cm" draw:start-shape="id9" draw:start-glue-point="2" draw:end-shape="id7" svg:d="M24985 12468v613h5v622" svg:viewBox="0 0 6 1236">
          <text:p/>
        </draw:connector>
        <draw:connector draw:style-name="gr22" draw:text-style-name="P8" draw:layer="layout" svg:x1="24.985cm" svg:y1="6.209cm" svg:x2="24.986cm" svg:y2="6.847cm" draw:start-shape="id10" draw:start-glue-point="2" draw:end-shape="id11" draw:end-glue-point="0" svg:d="M24985 6209v319h1v319" svg:viewBox="0 0 2 639">
          <text:p/>
        </draw:connector>
        <draw:connector draw:style-name="gr22" draw:text-style-name="P8" draw:layer="layout" draw:line-skew="0.029cm" svg:x1="24.986cm" svg:y1="9.173cm" svg:x2="24.985cm" svg:y2="10.502cm" draw:start-shape="id11" draw:start-glue-point="2" draw:end-shape="id9" draw:end-glue-point="0" svg:d="M24986 9173v699h-1v630" svg:viewBox="0 0 2 1330">
          <text:p/>
        </draw:connector>
        <draw:connector draw:style-name="gr22" draw:text-style-name="P8" draw:layer="layout" svg:x1="17.414cm" svg:y1="13.761cm" svg:x2="17.415cm" svg:y2="8.536cm" draw:start-shape="id6" draw:end-shape="id12" draw:end-glue-point="2" svg:d="M17414 13761v-2607h1v-2618" svg:viewBox="0 0 2 5226">
          <text:p/>
        </draw:connector>
        <draw:connector draw:style-name="gr22" draw:text-style-name="P8" draw:layer="layout" svg:x1="21.472cm" svg:y1="11.485cm" svg:x2="17.415cm" svg:y2="8.536cm" draw:start-shape="id9" draw:start-glue-point="3" draw:end-shape="id12" draw:end-glue-point="2" svg:d="M21472 11485h-4057v-2949" svg:viewBox="0 0 4058 295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msArrowStealthEnd_20_9" draw:display-name="msArrowStealthEnd 9" svg:viewBox="0 0 500 500" svg:d="M250 0l250 500-250-200-250 200z"/>
    <draw:stroke-dash draw:name="Dashed_20__28_var_29__20_2" draw:display-name="Dashed (var) 2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12-27T20:03:57.222159076</meta:creation-date>
    <dc:date>2020-12-27T20:14:55.523515193</dc:date>
    <meta:editing-duration>PT10M56S</meta:editing-duration>
    <meta:editing-cycles>8</meta:editing-cycles>
    <meta:generator>LibreOffice/7.0.0.3$Linux_X86_64 LibreOffice_project/00$Build-3</meta:generator>
    <meta:document-statistic meta:object-count="37"/>
  </office:meta>
</office:document-meta>
</file>